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1.998cm"/>
    </style:style>
    <style:style style:name="pr1" style:family="presentation" style:parent-style-name="タイトルスライド-title">
      <style:graphic-properties draw:stroke="none" draw:fill="none" draw:fill-color="#bbe0e3" draw:textarea-horizontal-align="justify" draw:textarea-vertical-align="middle" draw:auto-grow-height="true" draw:auto-grow-width="false" fo:min-height="0.8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タイトルスライド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1.109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標準-notes">
      <style:graphic-properties draw:stroke="none" draw:fill="none" draw:fill-color="#bbe0e3" draw:auto-grow-height="true" fo:min-height="11.432cm" draw:shadow="hidden" draw:shadow-color="#808080"/>
    </style:style>
    <style:style style:name="pr5" style:family="presentation" style:parent-style-name="標準-title">
      <style:graphic-properties draw:auto-grow-height="true" fo:min-height="1.109cm" fo:min-width="23.498cm"/>
    </style:style>
    <style:style style:name="pr6" style:family="presentation" style:parent-style-name="標準-notes">
      <style:graphic-properties draw:fill-color="#ffffff" fo:min-height="11.181cm" fo:min-width="14.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margin-left="0cm" fo:margin-right="0cm" fo:text-indent="0cm"/>
      <style:text-properties style:font-size-asian="1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style:paragraph-properties fo:text-align="start"/>
      <style:text-properties fo:font-size="15pt" style:font-size-asian="15pt" style:font-size-complex="15pt"/>
    </style:style>
    <style:style style:name="P10" style:family="paragraph">
      <style:text-properties style:font-size-asian="12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4pt" style:font-family-asian="'Arial Bold'" style:font-pitch-asian="variable" style:font-size-asian="14pt" style:font-family-complex="'Arial Bold'" style:font-pitch-complex="variable" style:font-size-complex="14pt"/>
    </style:style>
    <style:style style:name="T2" style:family="text">
      <style:text-properties fo:color="#000000" fo:language="en" fo:country="US" style:language-asian="ja" style:country-asian="JP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cm" text:min-label-width="0.5cm"/>
        <style:text-properties fo:color="#000000" fo:font-size="100%"/>
      </text:list-level-style-number>
      <text:list-level-style-number text:level="2" style:num-suffix="." style:num-format="1">
        <style:list-level-properties text:space-before="2cm" text:min-label-width="0.5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5cm"/>
        <style:text-properties fo:color="#000000" fo:font-size="100%"/>
      </text:list-level-style-number>
      <text:list-level-style-number text:level="4" style:num-suffix="." style:num-format="1">
        <style:list-level-properties text:space-before="4cm" text:min-label-width="0.5cm"/>
        <style:text-properties fo:color="#000000" fo:font-size="100%"/>
      </text:list-level-style-number>
      <text:list-level-style-number text:level="5" style:num-suffix="." style:num-format="1">
        <style:list-level-properties text:space-before="5cm" text:min-label-width="0.5cm"/>
        <style:text-properties fo:color="#000000" fo:font-size="100%"/>
      </text:list-level-style-number>
      <text:list-level-style-number text:level="6" style:num-suffix="." style:num-format="1">
        <style:list-level-properties text:space-before="6cm" text:min-label-width="0.5cm"/>
        <style:text-properties fo:color="#000000" fo:font-size="100%"/>
      </text:list-level-style-number>
      <text:list-level-style-number text:level="7" style:num-suffix="." style:num-format="1">
        <style:list-level-properties text:space-before="7cm" text:min-label-width="0.5cm"/>
        <style:text-properties fo:color="#000000" fo:font-size="100%"/>
      </text:list-level-style-number>
      <text:list-level-style-number text:level="8" style:num-suffix="." style:num-format="1">
        <style:list-level-properties text:space-before="8cm" text:min-label-width="0.5cm"/>
        <style:text-properties fo:color="#000000" fo:font-size="100%"/>
      </text:list-level-style-number>
      <text:list-level-style-number text:level="9" style:num-suffix="." style:num-format="1">
        <style:list-level-properties text:space-before="9cm" text:min-label-width="0.5cm"/>
        <style:text-properties fo:color="#000000" fo:font-size="100%"/>
      </text:list-level-style-number>
      <text:list-level-style-number text:level="10" style:num-suffix="." style:num-format="1">
        <style:list-level-properties text:space-before="10cm" text:min-label-width="0.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タイトルスライド" presentation:presentation-page-layout-name="AL1T0">
        <office:forms form:automatic-focus="false" form:apply-design-mode="false"/>
        <draw:custom-shape draw:style-name="gr1" draw:text-style-name="P2" draw:layer="layout" svg:width="5.392cm" svg:height="0.853cm" svg:x="1.758cm" svg:y="9.525cm">
          <text:p text:style-name="P1"><text:span text:style-name="T1">Version 2012/10/23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4cm" svg:height="1.319cm" svg:x="1.905cm" svg:y="8.115cm" presentation:class="title" presentation:user-transformed="true">
          <draw:text-box>
            <text:p text:style-name="P1"><text:span text:style-name="T2">PxFW CSS</text:span><text:span text:style-name="T2">モジュール設計の心得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9">
        <office:forms form:automatic-focus="false" form:apply-design-mode="false"/>
        <draw:frame presentation:style-name="pr3" draw:text-style-name="P2" draw:layer="layout" svg:width="23.998cm" svg:height="1.369cm" svg:x="0.701cm" svg:y="0.336cm" presentation:class="title">
          <draw:text-box>
            <text:p text:style-name="P1"><text:span text:style-name="T3">もっとも重要なこと： 登場人物は誰か？</text:span></text:p>
          </draw:text-box>
        </draw:frame>
        <draw:ellipse draw:style-name="standard" draw:text-style-name="P4" draw:id="id1" draw:layer="layout" svg:width="7.5cm" svg:height="4.6cm" svg:x="8.95cm" svg:y="5cm">
          <text:p text:style-name="P3"><text:span text:style-name="T3">テーマ管理者</text:span></text:p>
        </draw:ellipse>
        <draw:ellipse draw:style-name="standard" draw:text-style-name="P5" draw:id="id2" draw:layer="layout" svg:width="3.957cm" svg:height="3.515cm" svg:x="4.609cm" svg:y="10.885cm">
          <text:p text:style-name="P3"><text:span text:style-name="T4">コンテンツ</text:span><text:span text:style-name="T4"><text:line-break/></text:span><text:span text:style-name="T4">制作者</text:span></text:p>
        </draw:ellipse>
        <draw:ellipse draw:style-name="standard" draw:text-style-name="P5" draw:id="id3" draw:layer="layout" svg:width="3.957cm" svg:height="3.515cm" svg:x="8.719cm" svg:y="10.885cm">
          <text:p text:style-name="P3"><text:span text:style-name="T4">コンテンツ</text:span><text:span text:style-name="T4"><text:line-break/></text:span><text:span text:style-name="T4">制作者</text:span></text:p>
        </draw:ellipse>
        <draw:ellipse draw:style-name="standard" draw:text-style-name="P5" draw:id="id4" draw:layer="layout" svg:width="3.956cm" svg:height="3.515cm" svg:x="16.936cm" svg:y="10.885cm">
          <text:p text:style-name="P3"><text:span text:style-name="T4">コンテンツ</text:span><text:span text:style-name="T4"><text:line-break/></text:span><text:span text:style-name="T4">制作者</text:span></text:p>
        </draw:ellipse>
        <draw:ellipse draw:style-name="standard" draw:text-style-name="P5" draw:id="id5" draw:layer="layout" svg:width="3.956cm" svg:height="3.515cm" svg:x="0.5cm" svg:y="10.885cm">
          <text:p text:style-name="P3"><text:span text:style-name="T4">コンテンツ</text:span><text:span text:style-name="T4"><text:line-break/></text:span><text:span text:style-name="T4">制作者</text:span></text:p>
        </draw:ellipse>
        <draw:connector draw:style-name="standard" draw:layer="layout" svg:x1="12.7cm" svg:y1="9.6cm" svg:x2="6.587cm" svg:y2="10.885cm" draw:start-shape="id1" draw:start-glue-point="2" draw:end-shape="id2" svg:d="m12700 9600v643h-6113v642">
          <text:p/>
        </draw:connector>
        <draw:connector draw:style-name="standard" draw:layer="layout" svg:x1="12.7cm" svg:y1="9.6cm" svg:x2="10.697cm" svg:y2="10.885cm" draw:start-shape="id1" draw:start-glue-point="2" draw:end-shape="id3" svg:d="m12700 9600v643h-2003v642">
          <text:p/>
        </draw:connector>
        <draw:connector draw:style-name="standard" draw:layer="layout" svg:x1="12.7cm" svg:y1="9.6cm" svg:x2="18.914cm" svg:y2="10.885cm" draw:start-shape="id1" draw:start-glue-point="2" draw:end-shape="id4" svg:d="m12700 9600v643h6214v642">
          <text:p/>
        </draw:connector>
        <draw:connector draw:style-name="standard" draw:layer="layout" svg:x1="12.7cm" svg:y1="9.6cm" svg:x2="2.478cm" svg:y2="10.885cm" draw:start-shape="id1" draw:start-glue-point="2" draw:end-shape="id5" svg:d="m12700 9600v643h-10222v642">
          <text:p/>
        </draw:connector>
        <draw:ellipse draw:style-name="standard" draw:text-style-name="P5" draw:id="id7" draw:layer="layout" svg:width="3.956cm" svg:height="3.515cm" svg:x="12.827cm" svg:y="10.886cm">
          <text:p text:style-name="P3"><text:span text:style-name="T4">コンテンツ</text:span><text:span text:style-name="T4"><text:line-break/></text:span><text:span text:style-name="T4">制作者</text:span></text:p>
        </draw:ellipse>
        <draw:ellipse draw:style-name="standard" draw:text-style-name="P5" draw:id="id6" draw:layer="layout" svg:width="3.956cm" svg:height="3.515cm" svg:x="21.044cm" svg:y="10.886cm">
          <text:p text:style-name="P3"><text:span text:style-name="T4">コンテンツ</text:span><text:span text:style-name="T4"><text:line-break/></text:span><text:span text:style-name="T4">制作者</text:span></text:p>
        </draw:ellipse>
        <draw:connector draw:style-name="standard" draw:layer="layout" svg:x1="12.7cm" svg:y1="9.6cm" svg:x2="23.022cm" svg:y2="10.886cm" draw:start-shape="id1" draw:start-glue-point="2" draw:end-shape="id6" svg:d="m12700 9600v643h10322v643">
          <text:p/>
        </draw:connector>
        <draw:connector draw:style-name="standard" draw:layer="layout" svg:x1="12.7cm" svg:y1="9.6cm" svg:x2="14.805cm" svg:y2="10.886cm" draw:start-shape="id1" draw:start-glue-point="2" draw:end-shape="id7" draw:end-glue-point="0" svg:d="m12700 9600v643h2105v643">
          <text:p/>
        </draw:connector>
        <draw:custom-shape draw:style-name="gr2" draw:text-style-name="P3" draw:layer="layout" svg:width="0.5cm" svg:height="6.5cm" draw:transform="rotate (-1.57079632679579) translate (16cm 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5cm" svg:height="23.5cm" draw:transform="rotate (1.5707963267946) translate (1cm 15.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17.012cm" svg:height="1.775cm" svg:x="4.8cm" svg:y="2.037cm">
          <draw:text-box>
            <text:p>・少人数(基本1人、多くても3人程度)</text:p>
            <text:p>・サイト全体の構造設計・クオリティに責任を持っている</text:p>
          </draw:text-box>
        </draw:frame>
        <draw:frame draw:style-name="gr3" draw:layer="layout" svg:width="17.647cm" svg:height="2.537cm" svg:x="4.8cm" svg:y="15.119cm">
          <draw:text-box>
            <text:p>・大人数(1000人いると思うべし)</text:p>
            <text:p>・個々のコンテンツのコーディングを行う。</text:p>
            <text:p>・多くの場合、プロジェクトの全体像を把握できていない。</text:p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9">
        <office:forms form:automatic-focus="false" form:apply-design-mode="false"/>
        <draw:frame presentation:style-name="pr5" draw:layer="layout" svg:width="23.998cm" svg:height="1.109cm" svg:x="0.701cm" svg:y="0.466cm" presentation:class="title">
          <draw:text-box>
            <text:p>均一なクオリティを維持するために、テーマ管理者が心がけること</text:p>
          </draw:text-box>
        </draw:frame>
        <draw:frame draw:style-name="gr3" draw:text-style-name="P7" draw:layer="layout" svg:width="18.257cm" svg:height="4.991cm" svg:x="3.572cm" svg:y="2.73cm">
          <draw:text-box>
            <text:p text:style-name="P7"><text:span text:style-name="T5">サイト全体について</text:span></text:p>
            <text:p text:style-name="P7"><text:span text:style-name="T5">コーディング規則のバラツキをなくし、</text:span></text:p>
            <text:p text:style-name="P7"><text:span text:style-name="T5">均一なクオリティを維持するためには、</text:span></text:p>
            <text:p text:style-name="P7"><text:span text:style-name="T5">どうすればよいか？</text:span></text:p>
          </draw:text-box>
        </draw:frame>
        <draw:frame draw:style-name="gr3" draw:text-style-name="P7" draw:layer="layout" svg:width="14.311cm" svg:height="1.436cm" svg:x="5.545cm" svg:y="9.708cm">
          <draw:text-box>
            <text:p text:style-name="P7"><text:span text:style-name="T5">作業人数を可能な限り絞ること</text:span></text:p>
          </draw:text-box>
        </draw:frame>
        <draw:frame draw:style-name="gr3" draw:text-style-name="P8" draw:layer="layout" svg:width="23.057cm" svg:height="3.637cm" svg:x="1.172cm" svg:y="13.208cm">
          <draw:text-box>
            <text:p text:style-name="P8"><text:span text:style-name="T6">個々のコンテンツ制作者に、</text:span></text:p>
            <text:p text:style-name="P8"><text:span text:style-name="T6">なるべく仕事をさせないようにする</text:span></text:p>
          </draw:text-box>
        </draw:frame>
        <draw:custom-shape draw:style-name="gr4" draw:text-style-name="P3" draw:layer="layout" svg:width="2cm" svg:height="1.5cm" svg:x="11.7cm" svg:y="7.9cm">
          <text:p/>
          <draw:enhanced-geometry svg:viewBox="0 0 21600 21600" draw:text-areas="?f0 0 ?f2 ?f5" draw:type="down-arrow" draw:modifiers="9569.62025316456 5332.533733133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cm" svg:height="1.5cm" svg:x="11.7cm" svg:y="11.4cm">
          <text:p/>
          <draw:enhanced-geometry svg:viewBox="0 0 21600 21600" draw:text-areas="?f0 0 ?f2 ?f5" draw:type="down-arrow" draw:modifiers="9569.62025316456 5332.533733133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9">
        <office:forms form:automatic-focus="false" form:apply-design-mode="false"/>
        <draw:frame presentation:style-name="pr5" draw:layer="layout" svg:width="23.998cm" svg:height="1.109cm" svg:x="0.701cm" svg:y="0.466cm" presentation:class="title">
          <draw:text-box>
            <text:p>コンテンツ制作者の判断の順序</text:p>
          </draw:text-box>
        </draw:frame>
        <draw:frame draw:style-name="gr3" draw:text-style-name="P7" draw:layer="layout" svg:width="20.229cm" svg:height="2.621cm" svg:x="3.102cm" svg:y="3.915cm">
          <draw:text-box>
            <text:p text:style-name="P7"><text:span text:style-name="T5">サイト全体で共通のモジュールだけを使って</text:span></text:p>
            <text:p text:style-name="P7"><text:span text:style-name="T5">あらゆるレイアウトを作成するよう勤める。</text:span></text:p>
          </draw:text-box>
        </draw:frame>
        <draw:frame draw:style-name="gr3" draw:text-style-name="P7" draw:layer="layout" svg:width="20.229cm" svg:height="2.621cm" svg:x="3.102cm" svg:y="12.416cm">
          <draw:text-box>
            <text:p text:style-name="P7"><text:span text:style-name="T5">自分以外のコンテンツに影響がないように、</text:span></text:p>
            <text:p text:style-name="P7"><text:span text:style-name="T5">独自の実装</text:span><text:span text:style-name="T5">(</text:span><text:span text:style-name="T5">モジュール</text:span><text:span text:style-name="T5">)</text:span><text:span text:style-name="T5">を追加する。</text:span></text:p>
          </draw:text-box>
        </draw:frame>
        <draw:custom-shape draw:style-name="gr4" draw:text-style-name="P3" draw:layer="layout" svg:width="2cm" svg:height="4.5cm" svg:x="11.7cm" svg:y="7.2cm">
          <text:p/>
          <draw:enhanced-geometry svg:viewBox="0 0 21600 21600" draw:text-areas="?f0 0 ?f2 ?f5" draw:type="down-arrow" draw:modifiers="15011.0642079538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5.265cm" svg:height="2.153cm" svg:x="13.792cm" svg:y="7.925cm">
          <draw:text-box>
            <text:p text:style-name="P9">でも、どうしても、</text:p>
            <text:p text:style-name="P9">どーーーうしても</text:p>
            <text:p text:style-name="P9">無理な場合</text:p>
          </draw:text-box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9">
        <office:forms form:automatic-focus="false" form:apply-design-mode="false"/>
        <draw:frame presentation:style-name="pr5" draw:layer="layout" svg:width="23.998cm" svg:height="1.109cm" svg:x="0.701cm" svg:y="0.466cm" presentation:class="title">
          <draw:text-box>
            <text:p>テーマ管理者とコンテンツ制作者との約束事(抜粋)</text:p>
          </draw:text-box>
        </draw:frame>
        <draw:frame draw:style-name="gr6" draw:text-style-name="P7" draw:layer="layout" svg:width="23.554cm" svg:height="10.24cm" svg:x="1.002cm" svg:y="3.511cm">
          <draw:text-box>
            <text:list text:style-name="L3">
              <text:list-item>
                <text:p text:style-name="P11"><text:span text:style-name="T5">命名規則を区別する。</text:span><text:span text:style-name="T5"><text:line-break/></text:span><text:span text:style-name="T7">コンテンツ独自実装：接頭辞</text:span><text:span text:style-name="T7">cont</text:span><text:span text:style-name="T7">を付加</text:span><text:span text:style-name="T7"><text:line-break/></text:span><text:span text:style-name="T7">サイト全体共通モジュール：接頭辞</text:span><text:span text:style-name="T7">cont</text:span><text:span text:style-name="T7">を付けない</text:span><text:span text:style-name="T5"><text:line-break/></text:span><text:span text:style-name="T5"/></text:p>
              </text:list-item>
              <text:list-item>
                <text:p text:style-name="P11"><text:span text:style-name="T5">コンテンツ制作者は、</text:span><text:span text:style-name="T5"><text:line-break/></text:span><text:span text:style-name="T5">.contents </text:span><text:span text:style-name="T5">の外に影響するスタイルを書かない。</text:span><text:span text:style-name="T5"><text:line-break/></text:span><text:span text:style-name="T5"/></text:p>
              </text:list-item>
              <text:list-item>
                <text:p text:style-name="P11"><text:span text:style-name="T5">テーマ管理者が提供したモジュールを、</text:span><text:span text:style-name="T5"><text:line-break/></text:span><text:span text:style-name="T5">改造して使用しない。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9">
        <office:forms form:automatic-focus="false" form:apply-design-mode="false"/>
        <draw:frame presentation:style-name="pr5" draw:layer="layout" svg:width="23.998cm" svg:height="1.109cm" svg:x="0.701cm" svg:y="0.466cm" presentation:class="title">
          <draw:text-box>
            <text:p>その他：モジュールで使用するクラス名の命名規則</text:p>
          </draw:text-box>
        </draw:frame>
        <draw:frame draw:style-name="gr7" draw:text-style-name="P12" draw:layer="layout" svg:width="20.998cm" svg:height="14.475cm" svg:x="2.201cm" svg:y="2.395cm">
          <draw:text-box>
            <text:p text:style-name="P12"><text:span text:style-name="T8">アンダースコア記法を基本とする。</text:span></text:p>
            <text:p text:style-name="P12"><text:span text:style-name="T8">すべて小文字を使用する。</text:span></text:p>
            <text:p text:style-name="P12"><text:span text:style-name="T3"/></text:p>
            <text:p text:style-name="P12"><text:span text:style-name="T3">例</text:span><text:span text:style-name="T3">: </text:span><text:span text:style-name="T3"><text:tab/></text:span><text:span text:style-name="T3">module_name</text:span></text:p>
            <text:p text:style-name="P12"><text:span text:style-name="T3"/></text:p>
            <text:p text:style-name="P12"><text:span text:style-name="T3"/></text:p>
            <text:p text:style-name="P12"><text:span text:style-name="T8">ただし、サブモジュール</text:span><text:span text:style-name="T8">(</text:span><text:span text:style-name="T8">モジュールの一部として使用されるクラス</text:span><text:span text:style-name="T8">)</text:span><text:span text:style-name="T8">については、属するモジュール名の後ろにハイフンでサブモジュール名を付加するように命名します。</text:span></text:p>
            <text:p text:style-name="P12"><text:span text:style-name="T8">この場合、サブモジュール名は</text:span><text:span text:style-name="T8">1</text:span><text:span text:style-name="T8">つだけ指定できます</text:span><text:span text:style-name="T8">(</text:span><text:span text:style-name="T8">ハイフンは</text:span><text:span text:style-name="T8">1</text:span><text:span text:style-name="T8">度しか使えません</text:span><text:span text:style-name="T8">)</text:span><text:span text:style-name="T8">。</text:span></text:p>
            <text:p text:style-name="P12"><text:span text:style-name="T3"/></text:p>
            <text:p text:style-name="P12"><text:span text:style-name="T3">例：</text:span><text:span text:style-name="T3"><text:tab/></text:span><text:span text:style-name="T3">モジュール </text:span><text:span text:style-name="T3">module_name </text:span><text:span text:style-name="T3">に属するサブモジュール</text:span></text:p>
            <text:p text:style-name="P12"><text:span text:style-name="T3"><text:tab/></text:span><text:span text:style-name="T3">module_name-sub1,</text:span></text:p>
            <text:p text:style-name="P12"><text:span text:style-name="T3"><text:tab/></text:span><text:span text:style-name="T3">module_name-sub2 </text:span><text:span text:style-name="T3">など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_20_91" draw:fill-image-name="Bitmape_20_1" draw:fill-image-width="0cm" draw:fill-image-height="0cm" draw:textarea-horizontal-align="center" draw:textarea-vertical-align="middle" draw:auto-grow-height="true" draw:auto-grow-width="tru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style-name="レギュラー" style:font-family-generic="modern" style:font-pitch="variable" fo:font-size="18pt" fo:font-style="normal" fo:text-shadow="none" style:text-underline-style="none" fo:font-weight="normal" style:font-family-asian="メイリオ" style:font-style-name-asian="レギュラー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20pt" fo:font-style="normal" fo:text-shadow="none" style:text-underline-style="none" fo:font-weight="bold" style:font-family-asian="メイリオ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style style:name="タイトルスライド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スライド-notes" style:family="presentation">
      <style:graphic-properties draw:stroke="none" draw:fill="none">
        <text:list-style style:name="タイトルスライド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スライド-outline1" style:family="presentation">
      <style:graphic-properties draw:stroke="none" draw:fill="none">
        <text:list-style style:name="タイトルスライド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letter-kerning="true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text-emphasize="none" style:font-relief="none"/>
    </style:style>
    <style:style style:name="タイトルスライド-outline2" style:family="presentation" style:parent-style-name="タイトルスライド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3" style:family="presentation" style:parent-style-name="タイトルスライド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4" style:family="presentation" style:parent-style-name="タイトルスライド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5" style:family="presentation" style:parent-style-name="タイトルスライド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6" style:family="presentation" style:parent-style-name="タイトルスライド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7" style:family="presentation" style:parent-style-name="タイトルスライド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8" style:family="presentation" style:parent-style-name="タイトルスライド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outline9" style:family="presentation" style:parent-style-name="タイトルスライド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メイリオ" style:font-family-generic="modern" style:font-pitch="variable" fo:font-size="15pt" fo:font-style="normal" fo:text-shadow="none" style:text-underline-style="none" fo:font-weight="normal" style:font-family-asian="メイリオ" style:font-family-generic-asian="modern" style:font-pitch-asian="variable" style:font-size-asian="15pt" style:font-style-asian="normal" style:font-weight-asian="normal" style:font-family-complex="'ＭＳ Ｐゴシック'" style:font-family-generic-complex="modern" style:font-pitch-complex="variable" style:font-size-complex="15pt" style:font-style-complex="normal" style:font-weight-complex="normal" style:font-relief="none"/>
    </style:style>
    <style:style style:name="タイトルスライド-subtitle" style:family="presentation">
      <style:graphic-properties draw:stroke="none" draw:fill="none" draw:textarea-vertical-align="middle">
        <text:list-style style:name="タイトルスライド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スライド-title" style:family="presentation">
      <style:graphic-properties draw:stroke="none" draw:fill="none" draw:textarea-vertical-align="middle">
        <text:list-style style:name="タイトルスライド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20pt" fo:font-style="normal" fo:text-shadow="none" style:text-underline-style="none" fo:font-weight="bold" style:letter-kerning="true" style:font-family-asian="メイリオ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標準-title">
      <style:graphic-properties draw:fill-color="#ffffff" draw:auto-grow-height="false" fo:min-height="3.181cm"/>
    </style:style>
    <style:style style:name="Mpr2" style:family="presentation" style:parent-style-name="標準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0.74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タイトルスライド-title">
      <style:graphic-properties draw:fill-color="#ffffff" draw:auto-grow-height="false" fo:min-height="3.181cm"/>
    </style:style>
    <style:style style:name="Mpr6" style:family="presentation" style:parent-style-name="タイトルスライド-outline1">
      <style:graphic-properties draw:fill-color="#ffffff" draw:auto-grow-height="false" fo:min-height="12.573cm"/>
    </style:style>
    <style:style style:name="Mpr7" style:family="presentation" style:parent-style-name="タイトルスライド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スライド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Black'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3.279cm" svg:height="1.269cm" svg:x="2.494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503cm" svg:height="1.269cm" svg:x="13.16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.279cm" svg:height="1.269cm" svg:x="2.494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288cm" svg:height="1.269cm" svg:x="13.772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Mpr1" draw:text-style-name="MP3" draw:layer="backgroundobjects" svg:width="23.998cm" svg:height="1.108cm" svg:x="0.701cm" svg:y="0.466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9.596cm" svg:height="0.746cm" svg:x="7.902cm" svg:y="17.775cm" presentation:class="page-number">
        <draw:text-box>
          <text:p text:style-name="MP4"><text:span text:style-name="MT2"><text:page-number>&lt;番号&gt;</text:page-number></text:span></text:p>
        </draw:text-box>
      </draw:frame>
      <draw:line draw:style-name="Mgr3" draw:text-style-name="MP5" draw:layer="backgroundobjects" svg:x1="0.701cm" svg:y1="1.583cm" svg:x2="24.699cm" svg:y2="1.583cm">
        <text:p/>
      </draw:lin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標準-title" draw:layer="backgroundobjects" svg:width="12.7cm" svg:height="9.526cm" svg:x="3.175cm" svg:y="1.904cm" presentation:class="page"/>
        <draw:frame presentation:style-name="標準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  <style:master-page style:name="タイトルスライド" style:page-layout-name="PM1" draw:style-name="Mdp1">
      <office:forms form:automatic-focus="false" form:apply-design-mode="false"/>
      <draw:frame presentation:style-name="Mpr5" draw:text-style-name="MP3" draw:layer="backgroundobjects" svg:width="21.594cm" svg:height="1.108cm" svg:x="1.905cm" svg:y="8.22cm" presentation:class="title">
        <draw:text-box>
          <text:p text:style-name="MP3">タイトルテキストの書式を編集するにはクリックします。</text:p>
        </draw:text-box>
      </draw:frame>
      <draw:line draw:style-name="Mgr3" draw:text-style-name="MP5" draw:layer="backgroundobjects" svg:x1="0.701cm" svg:y1="17.612cm" svg:x2="24.699cm" svg:y2="17.612cm">
        <text:p/>
      </draw:line>
      <draw:line draw:style-name="Mgr3" draw:text-style-name="MP5" draw:layer="backgroundobjects" svg:x1="0.701cm" svg:y1="1.583cm" svg:x2="24.699cm" svg:y2="1.583cm">
        <text:p/>
      </draw:line>
      <draw:line draw:style-name="Mgr5" draw:text-style-name="MP5" draw:layer="backgroundobjects" svg:x1="1.905cm" svg:y1="9.327cm" svg:x2="23.499cm" svg:y2="9.327cm">
        <text:p/>
      </draw:line>
      <draw:frame presentation:style-name="Mpr6" draw:text-style-name="MP9" draw:layer="backgroundobjects" svg:width="22.859cm" svg:height="7.5cm" svg:x="1.27cm" svg:y="9.5cm" presentation:class="outline">
        <draw:text-box>
          <text:list text:style-name="ML4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タイトルスライド-title" draw:layer="backgroundobjects" svg:width="12.7cm" svg:height="9.526cm" svg:x="3.175cm" svg:y="1.904cm" presentation:class="page"/>
        <draw:frame presentation:style-name="タイトルスライド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PicklesFrameworkのススメ</dc:title>
    <meta:creation-date>2003-07-25T14:47:56</meta:creation-date>
    <dc:date>2008-09-15T21:33:29</dc:date>
    <meta:print-date>2008-09-15T21:21:16</meta:print-date>
    <meta:editing-cycles>1</meta:editing-cycles>
    <meta:editing-duration>PT0S</meta:editing-duration>
    <meta:document-statistic meta:object-count="80"/>
    <meta:user-defined meta:name="情報 1"/>
    <meta:user-defined meta:name="情報 2"/>
    <meta:user-defined meta:name="情報 3"/>
    <meta:user-defined meta:name="情報 4"/>
  </office:meta>
</office:document-meta>
</file>